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a0203"/>
    </style:style>
    <style:style style:name="P2" style:family="paragraph" style:parent-style-name="Standard">
      <style:text-properties officeooo:paragraph-rsid="001ac543"/>
    </style:style>
    <style:style style:name="P3" style:family="paragraph" style:parent-style-name="Standard">
      <style:text-properties officeooo:paragraph-rsid="001e1d0d"/>
    </style:style>
    <style:style style:name="P4" style:family="paragraph" style:parent-style-name="Standard">
      <style:text-properties officeooo:paragraph-rsid="0020a9b8"/>
    </style:style>
    <style:style style:name="T1" style:family="text">
      <style:text-properties style:font-name="Times New Roman" fo:font-size="11pt" style:font-size-asian="11pt" style:font-size-complex="11pt"/>
    </style:style>
    <style:style style:name="T2" style:family="text">
      <style:text-properties style:font-name="Times New Roman" fo:font-size="11pt" officeooo:rsid="000df61f" style:font-size-asian="11pt" style:font-size-complex="11pt"/>
    </style:style>
    <style:style style:name="T3" style:family="text">
      <style:text-properties officeooo:rsid="001daeaf"/>
    </style:style>
    <style:style style:name="T4" style:family="text">
      <style:text-properties officeooo:rsid="0020a9b8"/>
    </style:style>
    <style:style style:name="T5" style:family="text">
      <style:text-properties officeooo:rsid="00214c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ompilez la classe JdbcTutorial en lançant la commande suivante dans la fenêtre Terminal :</text:p>
      <text:p text:style-name="Standard"/>
      <text:p text:style-name="P3">Sous Windows :</text:p>
      <text:p text:style-name="P3">javac -classpath .;<text:span text:style-name="T1">mysql-connector-java-</text:span><text:span text:style-name="T2">5</text:span><text:span text:style-name="T1">.1.</text:span><text:span text:style-name="T2">38</text:span><text:span text:style-name="T1">-bin.jar</text:span> JdbcTutorial.java</text:p>
      <text:p text:style-name="P1"/>
      <text:p text:style-name="P3">Sous Linux/Mac : </text:p>
      <text:p text:style-name="P3">javac -classpath .:<text:span text:style-name="T1">mysql-connector-java-</text:span><text:span text:style-name="T2">5</text:span><text:span text:style-name="T1">.1.</text:span><text:span text:style-name="T2">38</text:span><text:span text:style-name="T1">-bin.jar</text:span> JdbcTutorial.java</text:p>
      <text:p text:style-name="Standard"/>
      <text:p text:style-name="Standard">Exécutez la classe JdbcTutorial en lançant l’une des commandes suivantes, dans la fenêtre Terminal :</text:p>
      <text:p text:style-name="Standard">Sous Windows :</text:p>
      <text:p text:style-name="P1">java <text:s/>-classpath <text:s/>.;<text:span text:style-name="T1">mysql-connector-java-</text:span><text:span text:style-name="T2">5</text:span><text:span text:style-name="T1">.1.</text:span><text:span text:style-name="T2">38</text:span><text:span text:style-name="T1">-bin.jar</text:span> JdbcTutorial <text:s/>&lt;&lt;AdresseBD&gt;&gt; <text:s/>&lt;&lt;Login&gt;&gt; &lt;&lt;Password&gt;&gt;</text:p>
      <text:p text:style-name="Standard"/>
      <text:p text:style-name="Standard">Sous Linux/Mac : </text:p>
      <text:p text:style-name="P1">java <text:s/>-classpath <text:s/>.:<text:span text:style-name="T1">mysql-connector-java-</text:span><text:span text:style-name="T2">5</text:span><text:span text:style-name="T1">.1.</text:span><text:span text:style-name="T2">38</text:span><text:span text:style-name="T1">-bin.jar</text:span> JdbcTutorial &lt;&lt;AdresseBD&gt;&gt; &lt;&lt;Login&gt;&gt; &lt;&lt;Password&gt;&gt;</text:p>
      <text:p text:style-name="Standard"/>
      <text:p text:style-name="Standard">Dans le cas de l’exécution au centre IF <text:span text:style-name="T4">ou en étant connecté sur le campus</text:span> :</text:p>
      <text:p text:style-name="Standard">&lt;&lt;AdresseBD&gt;&gt; ==&gt; jdbc:mysql://PC-TP-MYSQL.insa-lyon.fr:3306/EUROSTATS_EXTR</text:p>
      <text:p text:style-name="Standard">&lt;&lt;AdresseBD&gt;&gt; et &lt;&lt;Login&gt;&gt; ==&gt; utiliser les informations fournies en cours</text:p>
      <text:p text:style-name="Standard"/>
      <text:p text:style-name="P4">Dans le cas d’une exécution sur machine perso <text:span text:style-name="T4">avec la base de données installée sur votre ordinateur </text:span>(n’hésitez pas à contacter votre enseignant en cas de problème <text:span text:style-name="T4">pour installer la base de données sur votre ordinateur</text:span>) :</text:p>
      <text:p text:style-name="Standard">&lt;&lt;AdresseBD&gt;&gt; ==&gt; probablement similaire à <text:s/>jdbc:mysql://127.0.0.1:3306/EUROSTATS_EXTR</text:p>
      <text:p text:style-name="Standard">&lt;&lt;AdresseBD&gt;&gt; et &lt;&lt;Login&gt;&gt; ==&gt; utiliser les identifiant que vous avez utilisé lorsque vous avez créé votre base de données</text:p>
      <text:p text:style-name="Standard"/>
      <text:p text:style-name="Standard"/>
      <text:p text:style-name="Standard">Ces lignes de commandes sont relativement longues. Cela ne pose pas de problème si l’on effectue le travail en une session car il suffit d’utiliser la flèche du haut pour pouvoir réutiliser les lignes de commande précédentes. Cependant, cette méthode ne marchera plus si l’on ferme et rouvre le terminal. On pourrait écrire les lignes dans un fichier pour n’avoir plus qu’à les copier-coller mais il existe une solution encore plus pratique.</text:p>
      <text:p text:style-name="Standard"/>
      <text:p text:style-name="Standard">De manière similaire qu’un fichier .java contient du code java, il existe un format de fichier qui peut contenir du le langage utilisé par une console. Ce format est différent sur les consoles de bases de Windows et Linux/Mac : respectivement .bat et .sh . Pour pouvoir se servir de ce genre de fichier pas besoin de compilation car le langage console est un langage interprété et ne nécessite donc pas de compilation. </text:p>
      <text:p text:style-name="Standard"/>
      <text:p text:style-name="Standard">Créez un fichier .txt appelé « compile_et_execute.txt ». Puis changez l’extension en .sh ou .bat suivant le système sur lequel vous travaillez (la touche « F2 » sous Windows/Linux et la touche « Entrée » sur mac permet de renommer un fichier). </text:p>
      <text:p text:style-name="Standard">!! ATTENTION !! Une fois renommé en .sh ou .bat vous devez faire clic-droit ==&gt; modifier pour changer le contenu de votre fichier. Double-cliquer sur le fichier l’exécutera.</text:p>
      <text:p text:style-name="P4">!! ATTENTION !! <text:span text:style-name="T4">X2 : Sous linux il est nécessaire de signaler que le fichier peut être exécuter. Pour ce faire, if faut : clic-droit ==&gt; propriétés ==&gt; onglet permissions ==&gt; cocher la case « autoriser ce fichier à être exécuté comme un programme ».</text:span></text:p>
      <text:p text:style-name="Standard"/>
      <text:p text:style-name="Standard">Ouvrez donc votre fichier et ajoutez vos lignes de compilation et d’exécution. Avoir les deux lignes <text:soft-page-break/>dans le fichier a un grand avantage : il nous suffira d’écrire une seule ligne dans la console pour que le programme java soit compilé et directement exécuté. Pour exécuter votre fichier la méthode est différente suivant votre système. Je vous rappelle que la console <text:span text:style-name="T5">complétera</text:span> la ligne à votre place si vous tapez juste le début de la ligne et appuyez sur « tab » lorsque vous êtes dans le dossier dans lequel se trouve un fichier/dossier.</text:p>
      <text:p text:style-name="Standard"/>
      <text:p text:style-name="Standard">Pour Linux/Mac :</text:p>
      <text:p text:style-name="Standard">./compile_et_ex<text:span text:style-name="T3">e</text:span>cute.sh</text:p>
      <text:p text:style-name="Standard"/>
      <text:p text:style-name="Standard">Pour Windows :</text:p>
      <text:p text:style-name="Standard">compile_et_execute.bat</text:p>
      <text:p text:style-name="Standard"/>
      <text:p text:style-name="Standard">Nous avons maintenant un problème : si la compilation échoue, notre fichier va lancer le programme correspondant à la dernière compilation réussie ce qui n’est pas pratique. La solution est simple il suffit de supprimer le fichier compilé avant de tenter de recompiler le programme. La ligne de commande pour supprimer un fichier est encore une fois différente suivant le système.</text:p>
      <text:p text:style-name="Standard"/>
      <text:p text:style-name="Standard">Pour Linux/Mac :</text:p>
      <text:p text:style-name="Standard">rm &lt;&lt;nom_du_fichier&gt;&gt;</text:p>
      <text:p text:style-name="Standard"/>
      <text:p text:style-name="Standard">Pour Windows :</text:p>
      <text:p text:style-name="Standard">del &lt;&lt;nom_du_fichier&gt;&gt;</text:p>
      <text:p text:style-name="Standard"/>
      <text:p text:style-name="Standard">Donc nous avons maintenant le fichier suivant :</text:p>
      <text:p text:style-name="Standard"/>
      <text:p text:style-name="Standard">Pour Linux/Mac :</text:p>
      <text:p text:style-name="Standard">rm BDConnectRequeteConnue.class</text:p>
      <text:p text:style-name="P1">javac -classpath .:<text:span text:style-name="T1">mysql-connector-java-</text:span><text:span text:style-name="T2">5</text:span><text:span text:style-name="T1">.1.</text:span><text:span text:style-name="T2">38</text:span><text:span text:style-name="T1">-bin.jar</text:span> JdbcTutorial.java</text:p>
      <text:p text:style-name="P1">java <text:s/>-classpath <text:s/>.:<text:span text:style-name="T1">mysql-connector-java-</text:span><text:span text:style-name="T2">5</text:span><text:span text:style-name="T1">.1.</text:span><text:span text:style-name="T2">38</text:span><text:span text:style-name="T1">-bin.jar</text:span> JdbcTutorial &lt;&lt;AdresseBD&gt;&gt; &lt;&lt;Login&gt;&gt; &lt;&lt;Password&gt;&gt;</text:p>
      <text:p text:style-name="Standard"/>
      <text:p text:style-name="Standard">Pour Windows :</text:p>
      <text:p text:style-name="Standard">del BDConnectRequeteConnue.class</text:p>
      <text:p text:style-name="P2">javac -classpath .;<text:span text:style-name="T1">mysql-connector-java-</text:span><text:span text:style-name="T2">5</text:span><text:span text:style-name="T1">.1.</text:span><text:span text:style-name="T2">38</text:span><text:span text:style-name="T1">-bin.jar</text:span> JdbcTutorial.java</text:p>
      <text:p text:style-name="P2">java <text:s/>-classpath <text:s/>.;<text:span text:style-name="T1">mysql-connector-java-</text:span><text:span text:style-name="T2">5</text:span><text:span text:style-name="T1">.1.</text:span><text:span text:style-name="T2">38</text:span><text:span text:style-name="T1">-bin.jar</text:span> JdbcTutorial &lt;&lt;AdresseBD&gt;&gt; &lt;&lt;Login&gt;&gt; &lt;&lt;Password&gt;&gt;</text:p>
      <text:p text:style-name="Standard"/>
      <text:p text:style-name="Standard"/>
      <text:p text:style-name="Standard">Vous pouvez trouver les fichiers « windows_compile_and_execute.bat » <text:s/>et « linux_compile_and_execute.sh » sur dans l’archive que vous avez récupérée depuis moddle. Mais il est conseillé de tester d’écrire le fichier vous-mê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uel carensac</meta:initial-creator>
    <meta:creation-date>2017-09-12T13:16:53.50</meta:creation-date>
    <dc:date>2017-09-25T10:25:57.148806943</dc:date>
    <meta:editing-duration>PT3H9M7S</meta:editing-duration>
    <meta:editing-cycles>9</meta:editing-cycles>
    <meta:generator>LibreOffice/5.3.3.2$Linux_X86_64 LibreOffice_project/30m0$Build-2</meta:generator>
    <meta:document-statistic meta:table-count="0" meta:image-count="0" meta:object-count="0" meta:page-count="2" meta:paragraph-count="41" meta:word-count="658" meta:character-count="4579" meta:non-whitespace-character-count="3945"/>
  </office:meta>
</office:document-meta>
</file>